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MIDI</text:p>
          </table:table-cell>
          <table:table-cell table:style-name="ce1" office:value-type="string" calcext:value-type="string">
            <text:p>Interval</text:p>
          </table:table-cell>
          <table:table-cell table:style-name="ce1" office:value-type="string" calcext:value-type="string">
            <text:p>BPM</text:p>
          </table:table-cell>
          <table:table-cell office:value-type="string" calcext:value-type="string">
            <text:p>120 BPM</text:p>
          </table:table-cell>
          <table:table-cell office:value-type="string" calcext:value-type="string">
            <text:p>170 BPM</text:p>
          </table:table-cell>
          <table:table-cell office:value-type="string" calcext:value-type="string">
            <text:p>mod 353ms (170BPM)</text:p>
          </table:table-cell>
          <table:table-cell office:value-type="string" calcext:value-type="string">
            <text:p>mod 161 BP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table:formula="of:=500/[.B2]" office:value-type="float" office:value="0.00833333333333333" calcext:value-type="float">
            <text:p>0.008333333333333</text:p>
          </table:table-cell>
          <table:table-cell table:formula="of:=353/[.B2]" office:value-type="float" office:value="0.00588333333333333" calcext:value-type="float">
            <text:p>0.005883333333333</text:p>
          </table:table-cell>
          <table:table-cell table:formula="of:=MOD(353;[.B2])" office:value-type="float" office:value="353" calcext:value-type="float">
            <text:p>353</text:p>
          </table:table-cell>
          <table:table-cell table:formula="of:=MOD(161;[.C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table:formula="of:=500/[.B3]" office:value-type="float" office:value="0.0166666666666667" calcext:value-type="float">
            <text:p>0.016666666666667</text:p>
          </table:table-cell>
          <table:table-cell table:formula="of:=353/[.B3]" office:value-type="float" office:value="0.0117666666666667" calcext:value-type="float">
            <text:p>0.011766666666667</text:p>
          </table:table-cell>
          <table:table-cell table:formula="of:=MOD(353;[.B3])" office:value-type="float" office:value="353" calcext:value-type="float">
            <text:p>353</text:p>
          </table:table-cell>
          <table:table-cell table:formula="of:=MOD(161;[.C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formula="of:=500/[.B4]" office:value-type="float" office:value="0.5" calcext:value-type="float">
            <text:p>0.5</text:p>
          </table:table-cell>
          <table:table-cell table:formula="of:=353/[.B4]" office:value-type="float" office:value="0.353" calcext:value-type="float">
            <text:p>0.353</text:p>
          </table:table-cell>
          <table:table-cell table:formula="of:=MOD(353;[.B4])" office:value-type="float" office:value="353" calcext:value-type="float">
            <text:p>353</text:p>
          </table:table-cell>
          <table:table-cell table:formula="of:=MOD(161;[.C4])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741" calcext:value-type="float">
            <text:p>741</text:p>
          </table:table-cell>
          <table:table-cell table:style-name="ce2" office:value-type="float" office:value="81" calcext:value-type="float">
            <text:p>81</text:p>
          </table:table-cell>
          <table:table-cell table:style-name="ce2" table:formula="of:=500/[.B5]" office:value-type="float" office:value="0.67476383265857" calcext:value-type="float">
            <text:p>0.67476383265857</text:p>
          </table:table-cell>
          <table:table-cell table:formula="of:=353/[.B5]" office:value-type="float" office:value="0.47638326585695" calcext:value-type="float">
            <text:p>0.47638326585695</text:p>
          </table:table-cell>
          <table:table-cell table:formula="of:=MOD(353;[.B5])" office:value-type="float" office:value="353" calcext:value-type="float">
            <text:p>353</text:p>
          </table:table-cell>
          <table:table-cell table:formula="of:=MOD(161;[.C5])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96" calcext:value-type="float">
            <text:p>496</text:p>
          </table:table-cell>
          <table:table-cell table:style-name="ce2" office:value-type="float" office:value="121" calcext:value-type="float">
            <text:p>121</text:p>
          </table:table-cell>
          <table:table-cell table:style-name="ce2" table:formula="of:=500/[.B6]" office:value-type="float" office:value="1.00806451612903" calcext:value-type="float">
            <text:p>1.00806451612903</text:p>
          </table:table-cell>
          <table:table-cell table:formula="of:=353/[.B6]" office:value-type="float" office:value="0.711693548387097" calcext:value-type="float">
            <text:p>0.711693548387097</text:p>
          </table:table-cell>
          <table:table-cell table:formula="of:=MOD(353;[.B6])" office:value-type="float" office:value="353" calcext:value-type="float">
            <text:p>353</text:p>
          </table:table-cell>
          <table:table-cell table:formula="of:=MOD(161;[.C6])" office:value-type="float" office:value="40" calcext:value-type="float">
            <text:p>40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161" calcext:value-type="float">
            <text:p>161</text:p>
          </table:table-cell>
          <table:table-cell table:style-name="ce2" table:formula="of:=500/[.B7]" office:value-type="float" office:value="1.34048257372654" calcext:value-type="float">
            <text:p>1.34048257372654</text:p>
          </table:table-cell>
          <table:table-cell table:formula="of:=353/[.B7]" office:value-type="float" office:value="0.946380697050938" calcext:value-type="float">
            <text:p>0.946380697050938</text:p>
          </table:table-cell>
          <table:table-cell table:formula="of:=MOD(353;[.B7])" office:value-type="float" office:value="353" calcext:value-type="float">
            <text:p>353</text:p>
          </table:table-cell>
          <table:table-cell table:formula="of:=MOD(161;[.C7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formula="of:=500/[.B8]" office:value-type="float" office:value="1.66666666666667" calcext:value-type="float">
            <text:p>1.66666666666667</text:p>
          </table:table-cell>
          <table:table-cell table:formula="of:=353/[.B8]" office:value-type="float" office:value="1.17666666666667" calcext:value-type="float">
            <text:p>1.17666666666667</text:p>
          </table:table-cell>
          <table:table-cell table:formula="of:=MOD(353;[.B8])" office:value-type="float" office:value="53" calcext:value-type="float">
            <text:p>53</text:p>
          </table:table-cell>
          <table:table-cell table:formula="of:=MOD(161;[.C8])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formula="of:=500/[.B9]" office:value-type="float" office:value="2" calcext:value-type="float">
            <text:p>2</text:p>
          </table:table-cell>
          <table:table-cell table:formula="of:=353/[.B9]" office:value-type="float" office:value="1.412" calcext:value-type="float">
            <text:p>1.412</text:p>
          </table:table-cell>
          <table:table-cell table:formula="of:=MOD(353;[.B9])" office:value-type="float" office:value="103" calcext:value-type="float">
            <text:p>103</text:p>
          </table:table-cell>
          <table:table-cell table:formula="of:=MOD(161;[.C9])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80" calcext:value-type="float">
            <text:p>280</text:p>
          </table:table-cell>
          <table:table-cell table:style-name="ce2" table:formula="of:=500/[.B10]" office:value-type="float" office:value="2.33644859813084" calcext:value-type="float">
            <text:p>2.33644859813084</text:p>
          </table:table-cell>
          <table:table-cell table:formula="of:=353/[.B10]" office:value-type="float" office:value="1.64953271028037" calcext:value-type="float">
            <text:p>1.64953271028037</text:p>
          </table:table-cell>
          <table:table-cell table:formula="of:=MOD(353;[.B10])" office:value-type="float" office:value="139" calcext:value-type="float">
            <text:p>139</text:p>
          </table:table-cell>
          <table:table-cell table:formula="of:=MOD(161;[.C10])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319" calcext:value-type="float">
            <text:p>319</text:p>
          </table:table-cell>
          <table:table-cell table:style-name="ce2" table:formula="of:=500/[.B11]" office:value-type="float" office:value="2.65957446808511" calcext:value-type="float">
            <text:p>2.65957446808511</text:p>
          </table:table-cell>
          <table:table-cell table:formula="of:=353/[.B11]" office:value-type="float" office:value="1.87765957446809" calcext:value-type="float">
            <text:p>1.87765957446809</text:p>
          </table:table-cell>
          <table:table-cell table:formula="of:=MOD(353;[.B11])" office:value-type="float" office:value="165" calcext:value-type="float">
            <text:p>165</text:p>
          </table:table-cell>
          <table:table-cell table:formula="of:=MOD(161;[.C11])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359" calcext:value-type="float">
            <text:p>359</text:p>
          </table:table-cell>
          <table:table-cell table:style-name="ce2" table:formula="of:=500/[.B12]" office:value-type="float" office:value="2.9940119760479" calcext:value-type="float">
            <text:p>2.9940119760479</text:p>
          </table:table-cell>
          <table:table-cell table:formula="of:=353/[.B12]" office:value-type="float" office:value="2.11377245508982" calcext:value-type="float">
            <text:p>2.11377245508982</text:p>
          </table:table-cell>
          <table:table-cell table:formula="of:=MOD(353;[.B12])" office:value-type="float" office:value="19" calcext:value-type="float">
            <text:p>19</text:p>
          </table:table-cell>
          <table:table-cell table:formula="of:=MOD(161;[.C12])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99" calcext:value-type="float">
            <text:p>399</text:p>
          </table:table-cell>
          <table:table-cell table:style-name="ce2" table:formula="of:=500/[.B13]" office:value-type="float" office:value="3.33333333333333" calcext:value-type="float">
            <text:p>3.33333333333333</text:p>
          </table:table-cell>
          <table:table-cell table:formula="of:=353/[.B13]" office:value-type="float" office:value="2.35333333333333" calcext:value-type="float">
            <text:p>2.35333333333333</text:p>
          </table:table-cell>
          <table:table-cell table:formula="of:=MOD(353;[.B13])" office:value-type="float" office:value="53" calcext:value-type="float">
            <text:p>53</text:p>
          </table:table-cell>
          <table:table-cell table:formula="of:=MOD(161;[.C13])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table:formula="of:=500/[.B14]" office:value-type="float" office:value="3.64963503649635" calcext:value-type="float">
            <text:p>3.64963503649635</text:p>
          </table:table-cell>
          <table:table-cell table:formula="of:=353/[.B14]" office:value-type="float" office:value="2.57664233576642" calcext:value-type="float">
            <text:p>2.57664233576642</text:p>
          </table:table-cell>
          <table:table-cell table:formula="of:=MOD(353;[.B14])" office:value-type="float" office:value="79" calcext:value-type="float">
            <text:p>79</text:p>
          </table:table-cell>
          <table:table-cell table:formula="of:=MOD(161;[.C14])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478" calcext:value-type="float">
            <text:p>478</text:p>
          </table:table-cell>
          <table:table-cell table:style-name="ce2" table:formula="of:=500/[.B15]" office:value-type="float" office:value="3.96825396825397" calcext:value-type="float">
            <text:p>3.96825396825397</text:p>
          </table:table-cell>
          <table:table-cell table:formula="of:=353/[.B15]" office:value-type="float" office:value="2.8015873015873" calcext:value-type="float">
            <text:p>2.8015873015873</text:p>
          </table:table-cell>
          <table:table-cell table:formula="of:=MOD(353;[.B15])" office:value-type="float" office:value="101" calcext:value-type="float">
            <text:p>101</text:p>
          </table:table-cell>
          <table:table-cell table:formula="of:=MOD(161;[.C15])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518" calcext:value-type="float">
            <text:p>518</text:p>
          </table:table-cell>
          <table:table-cell table:style-name="ce2" table:formula="of:=500/[.B16]" office:value-type="float" office:value="4.31034482758621" calcext:value-type="float">
            <text:p>4.31034482758621</text:p>
          </table:table-cell>
          <table:table-cell table:formula="of:=353/[.B16]" office:value-type="float" office:value="3.04310344827586" calcext:value-type="float">
            <text:p>3.04310344827586</text:p>
          </table:table-cell>
          <table:table-cell table:formula="of:=MOD(353;[.B16])" office:value-type="float" office:value="5" calcext:value-type="float">
            <text:p>5</text:p>
          </table:table-cell>
          <table:table-cell table:formula="of:=MOD(161;[.C16])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557" calcext:value-type="float">
            <text:p>557</text:p>
          </table:table-cell>
          <table:table-cell table:style-name="ce2" table:formula="of:=500/[.B17]" office:value-type="float" office:value="4.62962962962963" calcext:value-type="float">
            <text:p>4.62962962962963</text:p>
          </table:table-cell>
          <table:table-cell table:formula="of:=353/[.B17]" office:value-type="float" office:value="3.26851851851852" calcext:value-type="float">
            <text:p>3.26851851851852</text:p>
          </table:table-cell>
          <table:table-cell table:formula="of:=MOD(353;[.B17])" office:value-type="float" office:value="29" calcext:value-type="float">
            <text:p>29</text:p>
          </table:table-cell>
          <table:table-cell table:formula="of:=MOD(161;[.C17])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597" calcext:value-type="float">
            <text:p>597</text:p>
          </table:table-cell>
          <table:table-cell table:style-name="ce2" table:formula="of:=500/[.B18]" office:value-type="float" office:value="4.95049504950495" calcext:value-type="float">
            <text:p>4.95049504950495</text:p>
          </table:table-cell>
          <table:table-cell table:formula="of:=353/[.B18]" office:value-type="float" office:value="3.49504950495049" calcext:value-type="float">
            <text:p>3.49504950495049</text:p>
          </table:table-cell>
          <table:table-cell table:formula="of:=MOD(353;[.B18])" office:value-type="float" office:value="50" calcext:value-type="float">
            <text:p>50</text:p>
          </table:table-cell>
          <table:table-cell table:formula="of:=MOD(161;[.C18])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637" calcext:value-type="float">
            <text:p>637</text:p>
          </table:table-cell>
          <table:table-cell table:style-name="ce2" table:formula="of:=500/[.B19]" office:value-type="float" office:value="5.31914893617021" calcext:value-type="float">
            <text:p>5.31914893617021</text:p>
          </table:table-cell>
          <table:table-cell table:formula="of:=353/[.B19]" office:value-type="float" office:value="3.75531914893617" calcext:value-type="float">
            <text:p>3.75531914893617</text:p>
          </table:table-cell>
          <table:table-cell table:formula="of:=MOD(353;[.B19])" office:value-type="float" office:value="71" calcext:value-type="float">
            <text:p>71</text:p>
          </table:table-cell>
          <table:table-cell table:formula="of:=MOD(161;[.C19])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676" calcext:value-type="float">
            <text:p>676</text:p>
          </table:table-cell>
          <table:table-cell table:style-name="ce2" table:formula="of:=500/[.B20]" office:value-type="float" office:value="5.61797752808989" calcext:value-type="float">
            <text:p>5.61797752808989</text:p>
          </table:table-cell>
          <table:table-cell table:formula="of:=353/[.B20]" office:value-type="float" office:value="3.96629213483146" calcext:value-type="float">
            <text:p>3.96629213483146</text:p>
          </table:table-cell>
          <table:table-cell table:formula="of:=MOD(353;[.B20])" office:value-type="float" office:value="86" calcext:value-type="float">
            <text:p>86</text:p>
          </table:table-cell>
          <table:table-cell table:formula="of:=MOD(161;[.C20])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716" calcext:value-type="float">
            <text:p>716</text:p>
          </table:table-cell>
          <table:table-cell table:style-name="ce2" table:formula="of:=500/[.B21]" office:value-type="float" office:value="5.95238095238095" calcext:value-type="float">
            <text:p>5.95238095238095</text:p>
          </table:table-cell>
          <table:table-cell table:formula="of:=353/[.B21]" office:value-type="float" office:value="4.20238095238095" calcext:value-type="float">
            <text:p>4.20238095238095</text:p>
          </table:table-cell>
          <table:table-cell table:formula="of:=MOD(353;[.B21])" office:value-type="float" office:value="17" calcext:value-type="float">
            <text:p>17</text:p>
          </table:table-cell>
          <table:table-cell table:formula="of:=MOD(161;[.C21])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756" calcext:value-type="float">
            <text:p>756</text:p>
          </table:table-cell>
          <table:table-cell table:style-name="ce2" table:formula="of:=500/[.B22]" office:value-type="float" office:value="6.32911392405063" calcext:value-type="float">
            <text:p>6.32911392405063</text:p>
          </table:table-cell>
          <table:table-cell table:formula="of:=353/[.B22]" office:value-type="float" office:value="4.46835443037975" calcext:value-type="float">
            <text:p>4.46835443037975</text:p>
          </table:table-cell>
          <table:table-cell table:formula="of:=MOD(353;[.B22])" office:value-type="float" office:value="37" calcext:value-type="float">
            <text:p>37</text:p>
          </table:table-cell>
          <table:table-cell table:formula="of:=MOD(161;[.C22])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95" calcext:value-type="float">
            <text:p>795</text:p>
          </table:table-cell>
          <table:table-cell table:style-name="ce2" table:formula="of:=500/[.B23]" office:value-type="float" office:value="6.66666666666667" calcext:value-type="float">
            <text:p>6.66666666666667</text:p>
          </table:table-cell>
          <table:table-cell table:formula="of:=353/[.B23]" office:value-type="float" office:value="4.70666666666667" calcext:value-type="float">
            <text:p>4.70666666666667</text:p>
          </table:table-cell>
          <table:table-cell table:formula="of:=MOD(353;[.B23])" office:value-type="float" office:value="53" calcext:value-type="float">
            <text:p>53</text:p>
          </table:table-cell>
          <table:table-cell table:formula="of:=MOD(161;[.C23])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835" calcext:value-type="float">
            <text:p>835</text:p>
          </table:table-cell>
          <table:table-cell table:style-name="ce2" table:formula="of:=500/[.B24]" office:value-type="float" office:value="6.94444444444444" calcext:value-type="float">
            <text:p>6.94444444444444</text:p>
          </table:table-cell>
          <table:table-cell table:formula="of:=353/[.B24]" office:value-type="float" office:value="4.90277777777778" calcext:value-type="float">
            <text:p>4.90277777777778</text:p>
          </table:table-cell>
          <table:table-cell table:formula="of:=MOD(353;[.B24])" office:value-type="float" office:value="65" calcext:value-type="float">
            <text:p>65</text:p>
          </table:table-cell>
          <table:table-cell table:formula="of:=MOD(161;[.C24])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875" calcext:value-type="float">
            <text:p>875</text:p>
          </table:table-cell>
          <table:table-cell table:style-name="ce2" table:formula="of:=500/[.B25]" office:value-type="float" office:value="7.2463768115942" calcext:value-type="float">
            <text:p>7.2463768115942</text:p>
          </table:table-cell>
          <table:table-cell table:formula="of:=353/[.B25]" office:value-type="float" office:value="5.11594202898551" calcext:value-type="float">
            <text:p>5.11594202898551</text:p>
          </table:table-cell>
          <table:table-cell table:formula="of:=MOD(353;[.B25])" office:value-type="float" office:value="8" calcext:value-type="float">
            <text:p>8</text:p>
          </table:table-cell>
          <table:table-cell table:formula="of:=MOD(161;[.C25])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914" calcext:value-type="float">
            <text:p>914</text:p>
          </table:table-cell>
          <table:table-cell table:style-name="ce2" table:formula="of:=500/[.B26]" office:value-type="float" office:value="7.57575757575758" calcext:value-type="float">
            <text:p>7.57575757575758</text:p>
          </table:table-cell>
          <table:table-cell table:formula="of:=353/[.B26]" office:value-type="float" office:value="5.34848484848485" calcext:value-type="float">
            <text:p>5.34848484848485</text:p>
          </table:table-cell>
          <table:table-cell table:formula="of:=MOD(353;[.B26])" office:value-type="float" office:value="23" calcext:value-type="float">
            <text:p>23</text:p>
          </table:table-cell>
          <table:table-cell table:formula="of:=MOD(161;[.C26])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954" calcext:value-type="float">
            <text:p>954</text:p>
          </table:table-cell>
          <table:table-cell table:style-name="ce2" table:formula="of:=500/[.B27]" office:value-type="float" office:value="7.93650793650794" calcext:value-type="float">
            <text:p>7.93650793650794</text:p>
          </table:table-cell>
          <table:table-cell table:formula="of:=353/[.B27]" office:value-type="float" office:value="5.6031746031746" calcext:value-type="float">
            <text:p>5.6031746031746</text:p>
          </table:table-cell>
          <table:table-cell table:formula="of:=MOD(353;[.B27])" office:value-type="float" office:value="38" calcext:value-type="float">
            <text:p>38</text:p>
          </table:table-cell>
          <table:table-cell table:formula="of:=MOD(161;[.C27])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94" calcext:value-type="float">
            <text:p>994</text:p>
          </table:table-cell>
          <table:table-cell table:style-name="ce2" table:formula="of:=500/[.B28]" office:value-type="float" office:value="8.33333333333333" calcext:value-type="float">
            <text:p>8.33333333333333</text:p>
          </table:table-cell>
          <table:table-cell table:formula="of:=353/[.B28]" office:value-type="float" office:value="5.88333333333333" calcext:value-type="float">
            <text:p>5.88333333333333</text:p>
          </table:table-cell>
          <table:table-cell table:formula="of:=MOD(353;[.B28])" office:value-type="float" office:value="53" calcext:value-type="float">
            <text:p>53</text:p>
          </table:table-cell>
          <table:table-cell table:formula="of:=MOD(161;[.C28])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030" calcext:value-type="float">
            <text:p>1030</text:p>
          </table:table-cell>
          <table:table-cell table:style-name="ce2" table:formula="of:=500/[.B29]" office:value-type="float" office:value="8.62068965517241" calcext:value-type="float">
            <text:p>8.62068965517241</text:p>
          </table:table-cell>
          <table:table-cell table:formula="of:=353/[.B29]" office:value-type="float" office:value="6.08620689655172" calcext:value-type="float">
            <text:p>6.08620689655172</text:p>
          </table:table-cell>
          <table:table-cell table:formula="of:=MOD(353;[.B29])" office:value-type="float" office:value="5" calcext:value-type="float">
            <text:p>5</text:p>
          </table:table-cell>
          <table:table-cell table:formula="of:=MOD(161;[.C29])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070" calcext:value-type="float">
            <text:p>1070</text:p>
          </table:table-cell>
          <table:table-cell table:style-name="ce2" table:formula="of:=500/[.B30]" office:value-type="float" office:value="8.92857142857143" calcext:value-type="float">
            <text:p>8.92857142857143</text:p>
          </table:table-cell>
          <table:table-cell table:formula="of:=353/[.B30]" office:value-type="float" office:value="6.30357142857143" calcext:value-type="float">
            <text:p>6.30357142857143</text:p>
          </table:table-cell>
          <table:table-cell table:formula="of:=MOD(353;[.B30])" office:value-type="float" office:value="17" calcext:value-type="float">
            <text:p>17</text:p>
          </table:table-cell>
          <table:table-cell table:formula="of:=MOD(161;[.C30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1110" calcext:value-type="float">
            <text:p>1110</text:p>
          </table:table-cell>
          <table:table-cell table:formula="of:=500/[.B31]" office:value-type="float" office:value="9.25925925925926" calcext:value-type="float">
            <text:p>9.25925925925926</text:p>
          </table:table-cell>
          <table:table-cell table:formula="of:=353/[.B31]" office:value-type="float" office:value="6.53703703703704" calcext:value-type="float">
            <text:p>6.53703703703704</text:p>
          </table:table-cell>
          <table:table-cell table:formula="of:=MOD(353;[.B31])" office:value-type="float" office:value="29" calcext:value-type="float">
            <text:p>29</text:p>
          </table:table-cell>
          <table:table-cell table:formula="of:=MOD(161;[.C31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1150" calcext:value-type="float">
            <text:p>1150</text:p>
          </table:table-cell>
          <table:table-cell table:formula="of:=500/[.B32]" office:value-type="float" office:value="9.61538461538462" calcext:value-type="float">
            <text:p>9.61538461538462</text:p>
          </table:table-cell>
          <table:table-cell table:formula="of:=353/[.B32]" office:value-type="float" office:value="6.78846153846154" calcext:value-type="float">
            <text:p>6.78846153846154</text:p>
          </table:table-cell>
          <table:table-cell table:formula="of:=MOD(353;[.B32])" office:value-type="float" office:value="41" calcext:value-type="float">
            <text:p>41</text:p>
          </table:table-cell>
          <table:table-cell table:formula="of:=MOD(161;[.C32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1190" calcext:value-type="float">
            <text:p>1190</text:p>
          </table:table-cell>
          <table:table-cell table:formula="of:=500/[.B33]" office:value-type="float" office:value="10" calcext:value-type="float">
            <text:p>10</text:p>
          </table:table-cell>
          <table:table-cell table:formula="of:=353/[.B33]" office:value-type="float" office:value="7.06" calcext:value-type="float">
            <text:p>7.06</text:p>
          </table:table-cell>
          <table:table-cell table:formula="of:=MOD(353;[.B33])" office:value-type="float" office:value="3" calcext:value-type="float">
            <text:p>3</text:p>
          </table:table-cell>
          <table:table-cell table:formula="of:=MOD(161;[.C33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1230" calcext:value-type="float">
            <text:p>1230</text:p>
          </table:table-cell>
          <table:table-cell table:formula="of:=500/[.B34]" office:value-type="float" office:value="10.2040816326531" calcext:value-type="float">
            <text:p>10.2040816326531</text:p>
          </table:table-cell>
          <table:table-cell table:formula="of:=353/[.B34]" office:value-type="float" office:value="7.20408163265306" calcext:value-type="float">
            <text:p>7.20408163265306</text:p>
          </table:table-cell>
          <table:table-cell table:formula="of:=MOD(353;[.B34])" office:value-type="float" office:value="10" calcext:value-type="float">
            <text:p>10</text:p>
          </table:table-cell>
          <table:table-cell table:formula="of:=MOD(161;[.C34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1270" calcext:value-type="float">
            <text:p>1270</text:p>
          </table:table-cell>
          <table:table-cell table:formula="of:=500/[.B35]" office:value-type="float" office:value="10.6382978723404" calcext:value-type="float">
            <text:p>10.6382978723404</text:p>
          </table:table-cell>
          <table:table-cell table:formula="of:=353/[.B35]" office:value-type="float" office:value="7.51063829787234" calcext:value-type="float">
            <text:p>7.51063829787234</text:p>
          </table:table-cell>
          <table:table-cell table:formula="of:=MOD(353;[.B35])" office:value-type="float" office:value="24" calcext:value-type="float">
            <text:p>24</text:p>
          </table:table-cell>
          <table:table-cell table:formula="of:=MOD(161;[.C35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1310" calcext:value-type="float">
            <text:p>1310</text:p>
          </table:table-cell>
          <table:table-cell table:formula="of:=500/[.B36]" office:value-type="float" office:value="10.8695652173913" calcext:value-type="float">
            <text:p>10.8695652173913</text:p>
          </table:table-cell>
          <table:table-cell table:formula="of:=353/[.B36]" office:value-type="float" office:value="7.67391304347826" calcext:value-type="float">
            <text:p>7.67391304347826</text:p>
          </table:table-cell>
          <table:table-cell table:formula="of:=MOD(353;[.B36])" office:value-type="float" office:value="31" calcext:value-type="float">
            <text:p>31</text:p>
          </table:table-cell>
          <table:table-cell table:formula="of:=MOD(161;[.C36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1350" calcext:value-type="float">
            <text:p>1350</text:p>
          </table:table-cell>
          <table:table-cell table:formula="of:=500/[.B37]" office:value-type="float" office:value="11.3636363636364" calcext:value-type="float">
            <text:p>11.3636363636364</text:p>
          </table:table-cell>
          <table:table-cell table:formula="of:=353/[.B37]" office:value-type="float" office:value="8.02272727272727" calcext:value-type="float">
            <text:p>8.02272727272727</text:p>
          </table:table-cell>
          <table:table-cell table:formula="of:=MOD(353;[.B37])" office:value-type="float" office:value="1" calcext:value-type="float">
            <text:p>1</text:p>
          </table:table-cell>
          <table:table-cell table:formula="of:=MOD(161;[.C37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1390" calcext:value-type="float">
            <text:p>1390</text:p>
          </table:table-cell>
          <table:table-cell table:formula="of:=500/[.B38]" office:value-type="float" office:value="11.6279069767442" calcext:value-type="float">
            <text:p>11.6279069767442</text:p>
          </table:table-cell>
          <table:table-cell table:formula="of:=353/[.B38]" office:value-type="float" office:value="8.2093023255814" calcext:value-type="float">
            <text:p>8.2093023255814</text:p>
          </table:table-cell>
          <table:table-cell table:formula="of:=MOD(353;[.B38])" office:value-type="float" office:value="9" calcext:value-type="float">
            <text:p>9</text:p>
          </table:table-cell>
          <table:table-cell table:formula="of:=MOD(161;[.C38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1430" calcext:value-type="float">
            <text:p>1430</text:p>
          </table:table-cell>
          <table:table-cell table:formula="of:=500/[.B39]" office:value-type="float" office:value="11.9047619047619" calcext:value-type="float">
            <text:p>11.9047619047619</text:p>
          </table:table-cell>
          <table:table-cell table:formula="of:=353/[.B39]" office:value-type="float" office:value="8.40476190476191" calcext:value-type="float">
            <text:p>8.40476190476191</text:p>
          </table:table-cell>
          <table:table-cell table:formula="of:=MOD(353;[.B39])" office:value-type="float" office:value="17" calcext:value-type="float">
            <text:p>17</text:p>
          </table:table-cell>
          <table:table-cell table:formula="of:=MOD(161;[.C39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1460" calcext:value-type="float">
            <text:p>1460</text:p>
          </table:table-cell>
          <table:table-cell table:formula="of:=500/[.B40]" office:value-type="float" office:value="12.1951219512195" calcext:value-type="float">
            <text:p>12.1951219512195</text:p>
          </table:table-cell>
          <table:table-cell table:formula="of:=353/[.B40]" office:value-type="float" office:value="8.60975609756098" calcext:value-type="float">
            <text:p>8.60975609756098</text:p>
          </table:table-cell>
          <table:table-cell table:formula="of:=MOD(353;[.B40])" office:value-type="float" office:value="25" calcext:value-type="float">
            <text:p>25</text:p>
          </table:table-cell>
          <table:table-cell table:formula="of:=MOD(161;[.C40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500" calcext:value-type="float">
            <text:p>1500</text:p>
          </table:table-cell>
          <table:table-cell table:formula="of:=500/[.B41]" office:value-type="float" office:value="12.5" calcext:value-type="float">
            <text:p>12.5</text:p>
          </table:table-cell>
          <table:table-cell table:formula="of:=353/[.B41]" office:value-type="float" office:value="8.825" calcext:value-type="float">
            <text:p>8.825</text:p>
          </table:table-cell>
          <table:table-cell table:formula="of:=MOD(353;[.B41])" office:value-type="float" office:value="33" calcext:value-type="float">
            <text:p>33</text:p>
          </table:table-cell>
          <table:table-cell table:formula="of:=MOD(161;[.C41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1540" calcext:value-type="float">
            <text:p>1540</text:p>
          </table:table-cell>
          <table:table-cell table:formula="of:=500/[.B42]" office:value-type="float" office:value="12.8205128205128" calcext:value-type="float">
            <text:p>12.8205128205128</text:p>
          </table:table-cell>
          <table:table-cell table:formula="of:=353/[.B42]" office:value-type="float" office:value="9.05128205128205" calcext:value-type="float">
            <text:p>9.05128205128205</text:p>
          </table:table-cell>
          <table:table-cell table:formula="of:=MOD(353;[.B42])" office:value-type="float" office:value="2" calcext:value-type="float">
            <text:p>2</text:p>
          </table:table-cell>
          <table:table-cell table:formula="of:=MOD(161;[.C42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1580" calcext:value-type="float">
            <text:p>1580</text:p>
          </table:table-cell>
          <table:table-cell table:formula="of:=500/[.B43]" office:value-type="float" office:value="13.1578947368421" calcext:value-type="float">
            <text:p>13.1578947368421</text:p>
          </table:table-cell>
          <table:table-cell table:formula="of:=353/[.B43]" office:value-type="float" office:value="9.28947368421053" calcext:value-type="float">
            <text:p>9.28947368421053</text:p>
          </table:table-cell>
          <table:table-cell table:formula="of:=MOD(353;[.B43])" office:value-type="float" office:value="11" calcext:value-type="float">
            <text:p>11</text:p>
          </table:table-cell>
          <table:table-cell table:formula="of:=MOD(161;[.C43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1620" calcext:value-type="float">
            <text:p>1620</text:p>
          </table:table-cell>
          <table:table-cell table:formula="of:=500/[.B44]" office:value-type="float" office:value="13.5135135135135" calcext:value-type="float">
            <text:p>13.5135135135135</text:p>
          </table:table-cell>
          <table:table-cell table:formula="of:=353/[.B44]" office:value-type="float" office:value="9.54054054054054" calcext:value-type="float">
            <text:p>9.54054054054054</text:p>
          </table:table-cell>
          <table:table-cell table:formula="of:=MOD(353;[.B44])" office:value-type="float" office:value="20" calcext:value-type="float">
            <text:p>20</text:p>
          </table:table-cell>
          <table:table-cell table:formula="of:=MOD(161;[.C44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1660" calcext:value-type="float">
            <text:p>1660</text:p>
          </table:table-cell>
          <table:table-cell table:formula="of:=500/[.B45]" office:value-type="float" office:value="13.8888888888889" calcext:value-type="float">
            <text:p>13.8888888888889</text:p>
          </table:table-cell>
          <table:table-cell table:formula="of:=353/[.B45]" office:value-type="float" office:value="9.80555555555556" calcext:value-type="float">
            <text:p>9.80555555555556</text:p>
          </table:table-cell>
          <table:table-cell table:formula="of:=MOD(353;[.B45])" office:value-type="float" office:value="29" calcext:value-type="float">
            <text:p>29</text:p>
          </table:table-cell>
          <table:table-cell table:formula="of:=MOD(161;[.C45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1700" calcext:value-type="float">
            <text:p>1700</text:p>
          </table:table-cell>
          <table:table-cell table:formula="of:=500/[.B46]" office:value-type="float" office:value="14.2857142857143" calcext:value-type="float">
            <text:p>14.2857142857143</text:p>
          </table:table-cell>
          <table:table-cell table:formula="of:=353/[.B46]" office:value-type="float" office:value="10.0857142857143" calcext:value-type="float">
            <text:p>10.0857142857143</text:p>
          </table:table-cell>
          <table:table-cell table:formula="of:=MOD(353;[.B46])" office:value-type="float" office:value="3" calcext:value-type="float">
            <text:p>3</text:p>
          </table:table-cell>
          <table:table-cell table:formula="of:=MOD(161;[.C46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1740" calcext:value-type="float">
            <text:p>1740</text:p>
          </table:table-cell>
          <table:table-cell table:formula="of:=500/[.B47]" office:value-type="float" office:value="14.7058823529412" calcext:value-type="float">
            <text:p>14.7058823529412</text:p>
          </table:table-cell>
          <table:table-cell table:formula="of:=353/[.B47]" office:value-type="float" office:value="10.3823529411765" calcext:value-type="float">
            <text:p>10.3823529411765</text:p>
          </table:table-cell>
          <table:table-cell table:formula="of:=MOD(353;[.B47])" office:value-type="float" office:value="13" calcext:value-type="float">
            <text:p>13</text:p>
          </table:table-cell>
          <table:table-cell table:formula="of:=MOD(161;[.C47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1780" calcext:value-type="float">
            <text:p>1780</text:p>
          </table:table-cell>
          <table:table-cell table:formula="of:=500/[.B48]" office:value-type="float" office:value="14.7058823529412" calcext:value-type="float">
            <text:p>14.7058823529412</text:p>
          </table:table-cell>
          <table:table-cell table:formula="of:=353/[.B48]" office:value-type="float" office:value="10.3823529411765" calcext:value-type="float">
            <text:p>10.3823529411765</text:p>
          </table:table-cell>
          <table:table-cell table:formula="of:=MOD(353;[.B48])" office:value-type="float" office:value="13" calcext:value-type="float">
            <text:p>13</text:p>
          </table:table-cell>
          <table:table-cell table:formula="of:=MOD(161;[.C48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1820" calcext:value-type="float">
            <text:p>1820</text:p>
          </table:table-cell>
          <table:table-cell table:formula="of:=500/[.B49]" office:value-type="float" office:value="15.1515151515152" calcext:value-type="float">
            <text:p>15.1515151515152</text:p>
          </table:table-cell>
          <table:table-cell table:formula="of:=353/[.B49]" office:value-type="float" office:value="10.6969696969697" calcext:value-type="float">
            <text:p>10.6969696969697</text:p>
          </table:table-cell>
          <table:table-cell table:formula="of:=MOD(353;[.B49])" office:value-type="float" office:value="23" calcext:value-type="float">
            <text:p>23</text:p>
          </table:table-cell>
          <table:table-cell table:formula="of:=MOD(161;[.C49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1860" calcext:value-type="float">
            <text:p>1860</text:p>
          </table:table-cell>
          <table:table-cell table:formula="of:=500/[.B50]" office:value-type="float" office:value="15.625" calcext:value-type="float">
            <text:p>15.625</text:p>
          </table:table-cell>
          <table:table-cell table:formula="of:=353/[.B50]" office:value-type="float" office:value="11.03125" calcext:value-type="float">
            <text:p>11.03125</text:p>
          </table:table-cell>
          <table:table-cell table:formula="of:=MOD(353;[.B50])" office:value-type="float" office:value="1" calcext:value-type="float">
            <text:p>1</text:p>
          </table:table-cell>
          <table:table-cell table:formula="of:=MOD(161;[.C50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00" calcext:value-type="float">
            <text:p>1900</text:p>
          </table:table-cell>
          <table:table-cell table:formula="of:=500/[.B51]" office:value-type="float" office:value="16.1290322580645" calcext:value-type="float">
            <text:p>16.1290322580645</text:p>
          </table:table-cell>
          <table:table-cell table:formula="of:=353/[.B51]" office:value-type="float" office:value="11.3870967741935" calcext:value-type="float">
            <text:p>11.3870967741935</text:p>
          </table:table-cell>
          <table:table-cell table:formula="of:=MOD(353;[.B51])" office:value-type="float" office:value="12" calcext:value-type="float">
            <text:p>12</text:p>
          </table:table-cell>
          <table:table-cell table:formula="of:=MOD(161;[.C51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1940" calcext:value-type="float">
            <text:p>1940</text:p>
          </table:table-cell>
          <table:table-cell table:formula="of:=500/[.B52]" office:value-type="float" office:value="16.1290322580645" calcext:value-type="float">
            <text:p>16.1290322580645</text:p>
          </table:table-cell>
          <table:table-cell table:formula="of:=353/[.B52]" office:value-type="float" office:value="11.3870967741935" calcext:value-type="float">
            <text:p>11.3870967741935</text:p>
          </table:table-cell>
          <table:table-cell table:formula="of:=MOD(353;[.B52])" office:value-type="float" office:value="12" calcext:value-type="float">
            <text:p>12</text:p>
          </table:table-cell>
          <table:table-cell table:formula="of:=MOD(161;[.C52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980" calcext:value-type="float">
            <text:p>1980</text:p>
          </table:table-cell>
          <table:table-cell table:formula="of:=500/[.B53]" office:value-type="float" office:value="16.6666666666667" calcext:value-type="float">
            <text:p>16.6666666666667</text:p>
          </table:table-cell>
          <table:table-cell table:formula="of:=353/[.B53]" office:value-type="float" office:value="11.7666666666667" calcext:value-type="float">
            <text:p>11.7666666666667</text:p>
          </table:table-cell>
          <table:table-cell table:formula="of:=MOD(353;[.B53])" office:value-type="float" office:value="23" calcext:value-type="float">
            <text:p>23</text:p>
          </table:table-cell>
          <table:table-cell table:formula="of:=MOD(161;[.C53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2020" calcext:value-type="float">
            <text:p>2020</text:p>
          </table:table-cell>
          <table:table-cell table:formula="of:=500/[.B54]" office:value-type="float" office:value="16.6666666666667" calcext:value-type="float">
            <text:p>16.6666666666667</text:p>
          </table:table-cell>
          <table:table-cell table:formula="of:=353/[.B54]" office:value-type="float" office:value="11.7666666666667" calcext:value-type="float">
            <text:p>11.7666666666667</text:p>
          </table:table-cell>
          <table:table-cell table:formula="of:=MOD(353;[.B54])" office:value-type="float" office:value="23" calcext:value-type="float">
            <text:p>23</text:p>
          </table:table-cell>
          <table:table-cell table:formula="of:=MOD(161;[.C54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2060" calcext:value-type="float">
            <text:p>2060</text:p>
          </table:table-cell>
          <table:table-cell table:formula="of:=500/[.B55]" office:value-type="float" office:value="17.2413793103448" calcext:value-type="float">
            <text:p>17.2413793103448</text:p>
          </table:table-cell>
          <table:table-cell table:formula="of:=353/[.B55]" office:value-type="float" office:value="12.1724137931035" calcext:value-type="float">
            <text:p>12.1724137931035</text:p>
          </table:table-cell>
          <table:table-cell table:formula="of:=MOD(353;[.B55])" office:value-type="float" office:value="5" calcext:value-type="float">
            <text:p>5</text:p>
          </table:table-cell>
          <table:table-cell table:formula="of:=MOD(161;[.C55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2100" calcext:value-type="float">
            <text:p>2100</text:p>
          </table:table-cell>
          <table:table-cell table:formula="of:=500/[.B56]" office:value-type="float" office:value="17.2413793103448" calcext:value-type="float">
            <text:p>17.2413793103448</text:p>
          </table:table-cell>
          <table:table-cell table:formula="of:=353/[.B56]" office:value-type="float" office:value="12.1724137931035" calcext:value-type="float">
            <text:p>12.1724137931035</text:p>
          </table:table-cell>
          <table:table-cell table:formula="of:=MOD(353;[.B56])" office:value-type="float" office:value="5" calcext:value-type="float">
            <text:p>5</text:p>
          </table:table-cell>
          <table:table-cell table:formula="of:=MOD(161;[.C56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2140" calcext:value-type="float">
            <text:p>2140</text:p>
          </table:table-cell>
          <table:table-cell table:formula="of:=500/[.B57]" office:value-type="float" office:value="17.8571428571429" calcext:value-type="float">
            <text:p>17.8571428571429</text:p>
          </table:table-cell>
          <table:table-cell table:formula="of:=353/[.B57]" office:value-type="float" office:value="12.6071428571429" calcext:value-type="float">
            <text:p>12.6071428571429</text:p>
          </table:table-cell>
          <table:table-cell table:formula="of:=MOD(353;[.B57])" office:value-type="float" office:value="17" calcext:value-type="float">
            <text:p>17</text:p>
          </table:table-cell>
          <table:table-cell table:formula="of:=MOD(161;[.C57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2180" calcext:value-type="float">
            <text:p>2180</text:p>
          </table:table-cell>
          <table:table-cell table:formula="of:=500/[.B58]" office:value-type="float" office:value="18.5185185185185" calcext:value-type="float">
            <text:p>18.5185185185185</text:p>
          </table:table-cell>
          <table:table-cell table:formula="of:=353/[.B58]" office:value-type="float" office:value="13.0740740740741" calcext:value-type="float">
            <text:p>13.0740740740741</text:p>
          </table:table-cell>
          <table:table-cell table:formula="of:=MOD(353;[.B58])" office:value-type="float" office:value="2" calcext:value-type="float">
            <text:p>2</text:p>
          </table:table-cell>
          <table:table-cell table:formula="of:=MOD(161;[.C58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2220" calcext:value-type="float">
            <text:p>2220</text:p>
          </table:table-cell>
          <table:table-cell table:formula="of:=500/[.B59]" office:value-type="float" office:value="18.5185185185185" calcext:value-type="float">
            <text:p>18.5185185185185</text:p>
          </table:table-cell>
          <table:table-cell table:formula="of:=353/[.B59]" office:value-type="float" office:value="13.0740740740741" calcext:value-type="float">
            <text:p>13.0740740740741</text:p>
          </table:table-cell>
          <table:table-cell table:formula="of:=MOD(353;[.B59])" office:value-type="float" office:value="2" calcext:value-type="float">
            <text:p>2</text:p>
          </table:table-cell>
          <table:table-cell table:formula="of:=MOD(161;[.C59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2260" calcext:value-type="float">
            <text:p>2260</text:p>
          </table:table-cell>
          <table:table-cell table:formula="of:=500/[.B60]" office:value-type="float" office:value="18.5185185185185" calcext:value-type="float">
            <text:p>18.5185185185185</text:p>
          </table:table-cell>
          <table:table-cell table:formula="of:=353/[.B60]" office:value-type="float" office:value="13.0740740740741" calcext:value-type="float">
            <text:p>13.0740740740741</text:p>
          </table:table-cell>
          <table:table-cell table:formula="of:=MOD(353;[.B60])" office:value-type="float" office:value="2" calcext:value-type="float">
            <text:p>2</text:p>
          </table:table-cell>
          <table:table-cell table:formula="of:=MOD(161;[.C60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2300" calcext:value-type="float">
            <text:p>2300</text:p>
          </table:table-cell>
          <table:table-cell table:formula="of:=500/[.B61]" office:value-type="float" office:value="19.2307692307692" calcext:value-type="float">
            <text:p>19.2307692307692</text:p>
          </table:table-cell>
          <table:table-cell table:formula="of:=353/[.B61]" office:value-type="float" office:value="13.5769230769231" calcext:value-type="float">
            <text:p>13.5769230769231</text:p>
          </table:table-cell>
          <table:table-cell table:formula="of:=MOD(353;[.B61])" office:value-type="float" office:value="15" calcext:value-type="float">
            <text:p>15</text:p>
          </table:table-cell>
          <table:table-cell table:formula="of:=MOD(161;[.C61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2340" calcext:value-type="float">
            <text:p>2340</text:p>
          </table:table-cell>
          <table:table-cell table:formula="of:=500/[.B62]" office:value-type="float" office:value="19.2307692307692" calcext:value-type="float">
            <text:p>19.2307692307692</text:p>
          </table:table-cell>
          <table:table-cell table:formula="of:=353/[.B62]" office:value-type="float" office:value="13.5769230769231" calcext:value-type="float">
            <text:p>13.5769230769231</text:p>
          </table:table-cell>
          <table:table-cell table:formula="of:=MOD(353;[.B62])" office:value-type="float" office:value="15" calcext:value-type="float">
            <text:p>15</text:p>
          </table:table-cell>
          <table:table-cell table:formula="of:=MOD(161;[.C62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2380" calcext:value-type="float">
            <text:p>2380</text:p>
          </table:table-cell>
          <table:table-cell table:formula="of:=500/[.B63]" office:value-type="float" office:value="20" calcext:value-type="float">
            <text:p>20</text:p>
          </table:table-cell>
          <table:table-cell table:formula="of:=353/[.B63]" office:value-type="float" office:value="14.12" calcext:value-type="float">
            <text:p>14.12</text:p>
          </table:table-cell>
          <table:table-cell table:formula="of:=MOD(353;[.B63])" office:value-type="float" office:value="3" calcext:value-type="float">
            <text:p>3</text:p>
          </table:table-cell>
          <table:table-cell table:formula="of:=MOD(161;[.C63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float" office:value="2420" calcext:value-type="float">
            <text:p>2420</text:p>
          </table:table-cell>
          <table:table-cell table:formula="of:=500/[.B64]" office:value-type="float" office:value="20" calcext:value-type="float">
            <text:p>20</text:p>
          </table:table-cell>
          <table:table-cell table:formula="of:=353/[.B64]" office:value-type="float" office:value="14.12" calcext:value-type="float">
            <text:p>14.12</text:p>
          </table:table-cell>
          <table:table-cell table:formula="of:=MOD(353;[.B64])" office:value-type="float" office:value="3" calcext:value-type="float">
            <text:p>3</text:p>
          </table:table-cell>
          <table:table-cell table:formula="of:=MOD(161;[.C64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2460" calcext:value-type="float">
            <text:p>2460</text:p>
          </table:table-cell>
          <table:table-cell table:formula="of:=500/[.B65]" office:value-type="float" office:value="20.8333333333333" calcext:value-type="float">
            <text:p>20.8333333333333</text:p>
          </table:table-cell>
          <table:table-cell table:formula="of:=353/[.B65]" office:value-type="float" office:value="14.7083333333333" calcext:value-type="float">
            <text:p>14.7083333333333</text:p>
          </table:table-cell>
          <table:table-cell table:formula="of:=MOD(353;[.B65])" office:value-type="float" office:value="17" calcext:value-type="float">
            <text:p>17</text:p>
          </table:table-cell>
          <table:table-cell table:formula="of:=MOD(161;[.C65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2500" calcext:value-type="float">
            <text:p>2500</text:p>
          </table:table-cell>
          <table:table-cell table:formula="of:=500/[.B66]" office:value-type="float" office:value="20.8333333333333" calcext:value-type="float">
            <text:p>20.8333333333333</text:p>
          </table:table-cell>
          <table:table-cell table:formula="of:=353/[.B66]" office:value-type="float" office:value="14.7083333333333" calcext:value-type="float">
            <text:p>14.7083333333333</text:p>
          </table:table-cell>
          <table:table-cell table:formula="of:=MOD(353;[.B66])" office:value-type="float" office:value="17" calcext:value-type="float">
            <text:p>17</text:p>
          </table:table-cell>
          <table:table-cell table:formula="of:=MOD(161;[.C66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540" calcext:value-type="float">
            <text:p>2540</text:p>
          </table:table-cell>
          <table:table-cell table:formula="of:=500/[.B67]" office:value-type="float" office:value="20.8333333333333" calcext:value-type="float">
            <text:p>20.8333333333333</text:p>
          </table:table-cell>
          <table:table-cell table:formula="of:=353/[.B67]" office:value-type="float" office:value="14.7083333333333" calcext:value-type="float">
            <text:p>14.7083333333333</text:p>
          </table:table-cell>
          <table:table-cell table:formula="of:=MOD(353;[.B67])" office:value-type="float" office:value="17" calcext:value-type="float">
            <text:p>17</text:p>
          </table:table-cell>
          <table:table-cell table:formula="of:=MOD(161;[.C67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2580" calcext:value-type="float">
            <text:p>2580</text:p>
          </table:table-cell>
          <table:table-cell table:formula="of:=500/[.B68]" office:value-type="float" office:value="21.7391304347826" calcext:value-type="float">
            <text:p>21.7391304347826</text:p>
          </table:table-cell>
          <table:table-cell table:formula="of:=353/[.B68]" office:value-type="float" office:value="15.3478260869565" calcext:value-type="float">
            <text:p>15.3478260869565</text:p>
          </table:table-cell>
          <table:table-cell table:formula="of:=MOD(353;[.B68])" office:value-type="float" office:value="8" calcext:value-type="float">
            <text:p>8</text:p>
          </table:table-cell>
          <table:table-cell table:formula="of:=MOD(161;[.C68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float" office:value="2620" calcext:value-type="float">
            <text:p>2620</text:p>
          </table:table-cell>
          <table:table-cell table:formula="of:=500/[.B69]" office:value-type="float" office:value="21.7391304347826" calcext:value-type="float">
            <text:p>21.7391304347826</text:p>
          </table:table-cell>
          <table:table-cell table:formula="of:=353/[.B69]" office:value-type="float" office:value="15.3478260869565" calcext:value-type="float">
            <text:p>15.3478260869565</text:p>
          </table:table-cell>
          <table:table-cell table:formula="of:=MOD(353;[.B69])" office:value-type="float" office:value="8" calcext:value-type="float">
            <text:p>8</text:p>
          </table:table-cell>
          <table:table-cell table:formula="of:=MOD(161;[.C69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2650" calcext:value-type="float">
            <text:p>2650</text:p>
          </table:table-cell>
          <table:table-cell table:formula="of:=500/[.B70]" office:value-type="float" office:value="21.7391304347826" calcext:value-type="float">
            <text:p>21.7391304347826</text:p>
          </table:table-cell>
          <table:table-cell table:formula="of:=353/[.B70]" office:value-type="float" office:value="15.3478260869565" calcext:value-type="float">
            <text:p>15.3478260869565</text:p>
          </table:table-cell>
          <table:table-cell table:formula="of:=MOD(353;[.B70])" office:value-type="float" office:value="8" calcext:value-type="float">
            <text:p>8</text:p>
          </table:table-cell>
          <table:table-cell table:formula="of:=MOD(161;[.C70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2690" calcext:value-type="float">
            <text:p>2690</text:p>
          </table:table-cell>
          <table:table-cell table:formula="of:=500/[.B71]" office:value-type="float" office:value="22.7272727272727" calcext:value-type="float">
            <text:p>22.7272727272727</text:p>
          </table:table-cell>
          <table:table-cell table:formula="of:=353/[.B71]" office:value-type="float" office:value="16.0454545454545" calcext:value-type="float">
            <text:p>16.0454545454545</text:p>
          </table:table-cell>
          <table:table-cell table:formula="of:=MOD(353;[.B71])" office:value-type="float" office:value="1" calcext:value-type="float">
            <text:p>1</text:p>
          </table:table-cell>
          <table:table-cell table:formula="of:=MOD(161;[.C71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2730" calcext:value-type="float">
            <text:p>2730</text:p>
          </table:table-cell>
          <table:table-cell table:formula="of:=500/[.B72]" office:value-type="float" office:value="22.7272727272727" calcext:value-type="float">
            <text:p>22.7272727272727</text:p>
          </table:table-cell>
          <table:table-cell table:formula="of:=353/[.B72]" office:value-type="float" office:value="16.0454545454545" calcext:value-type="float">
            <text:p>16.0454545454545</text:p>
          </table:table-cell>
          <table:table-cell table:formula="of:=MOD(353;[.B72])" office:value-type="float" office:value="1" calcext:value-type="float">
            <text:p>1</text:p>
          </table:table-cell>
          <table:table-cell table:formula="of:=MOD(161;[.C72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float" office:value="2770" calcext:value-type="float">
            <text:p>2770</text:p>
          </table:table-cell>
          <table:table-cell table:formula="of:=500/[.B73]" office:value-type="float" office:value="22.7272727272727" calcext:value-type="float">
            <text:p>22.7272727272727</text:p>
          </table:table-cell>
          <table:table-cell table:formula="of:=353/[.B73]" office:value-type="float" office:value="16.0454545454545" calcext:value-type="float">
            <text:p>16.0454545454545</text:p>
          </table:table-cell>
          <table:table-cell table:formula="of:=MOD(353;[.B73])" office:value-type="float" office:value="1" calcext:value-type="float">
            <text:p>1</text:p>
          </table:table-cell>
          <table:table-cell table:formula="of:=MOD(161;[.C73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2810" calcext:value-type="float">
            <text:p>2810</text:p>
          </table:table-cell>
          <table:table-cell table:formula="of:=500/[.B74]" office:value-type="float" office:value="23.8095238095238" calcext:value-type="float">
            <text:p>23.8095238095238</text:p>
          </table:table-cell>
          <table:table-cell table:formula="of:=353/[.B74]" office:value-type="float" office:value="16.8095238095238" calcext:value-type="float">
            <text:p>16.8095238095238</text:p>
          </table:table-cell>
          <table:table-cell table:formula="of:=MOD(353;[.B74])" office:value-type="float" office:value="17" calcext:value-type="float">
            <text:p>17</text:p>
          </table:table-cell>
          <table:table-cell table:formula="of:=MOD(161;[.C74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2850" calcext:value-type="float">
            <text:p>2850</text:p>
          </table:table-cell>
          <table:table-cell table:formula="of:=500/[.B75]" office:value-type="float" office:value="23.8095238095238" calcext:value-type="float">
            <text:p>23.8095238095238</text:p>
          </table:table-cell>
          <table:table-cell table:formula="of:=353/[.B75]" office:value-type="float" office:value="16.8095238095238" calcext:value-type="float">
            <text:p>16.8095238095238</text:p>
          </table:table-cell>
          <table:table-cell table:formula="of:=MOD(353;[.B75])" office:value-type="float" office:value="17" calcext:value-type="float">
            <text:p>17</text:p>
          </table:table-cell>
          <table:table-cell table:formula="of:=MOD(161;[.C75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2890" calcext:value-type="float">
            <text:p>2890</text:p>
          </table:table-cell>
          <table:table-cell table:formula="of:=500/[.B76]" office:value-type="float" office:value="23.8095238095238" calcext:value-type="float">
            <text:p>23.8095238095238</text:p>
          </table:table-cell>
          <table:table-cell table:formula="of:=353/[.B76]" office:value-type="float" office:value="16.8095238095238" calcext:value-type="float">
            <text:p>16.8095238095238</text:p>
          </table:table-cell>
          <table:table-cell table:formula="of:=MOD(353;[.B76])" office:value-type="float" office:value="17" calcext:value-type="float">
            <text:p>17</text:p>
          </table:table-cell>
          <table:table-cell table:formula="of:=MOD(161;[.C76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2930" calcext:value-type="float">
            <text:p>2930</text:p>
          </table:table-cell>
          <table:table-cell table:formula="of:=500/[.B77]" office:value-type="float" office:value="25" calcext:value-type="float">
            <text:p>25</text:p>
          </table:table-cell>
          <table:table-cell table:formula="of:=353/[.B77]" office:value-type="float" office:value="17.65" calcext:value-type="float">
            <text:p>17.65</text:p>
          </table:table-cell>
          <table:table-cell table:formula="of:=MOD(353;[.B77])" office:value-type="float" office:value="13" calcext:value-type="float">
            <text:p>13</text:p>
          </table:table-cell>
          <table:table-cell table:formula="of:=MOD(161;[.C77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2970" calcext:value-type="float">
            <text:p>2970</text:p>
          </table:table-cell>
          <table:table-cell table:formula="of:=500/[.B78]" office:value-type="float" office:value="25" calcext:value-type="float">
            <text:p>25</text:p>
          </table:table-cell>
          <table:table-cell table:formula="of:=353/[.B78]" office:value-type="float" office:value="17.65" calcext:value-type="float">
            <text:p>17.65</text:p>
          </table:table-cell>
          <table:table-cell table:formula="of:=MOD(353;[.B78])" office:value-type="float" office:value="13" calcext:value-type="float">
            <text:p>13</text:p>
          </table:table-cell>
          <table:table-cell table:formula="of:=MOD(161;[.C78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3010" calcext:value-type="float">
            <text:p>3010</text:p>
          </table:table-cell>
          <table:table-cell table:formula="of:=500/[.B79]" office:value-type="float" office:value="25" calcext:value-type="float">
            <text:p>25</text:p>
          </table:table-cell>
          <table:table-cell table:formula="of:=353/[.B79]" office:value-type="float" office:value="17.65" calcext:value-type="float">
            <text:p>17.65</text:p>
          </table:table-cell>
          <table:table-cell table:formula="of:=MOD(353;[.B79])" office:value-type="float" office:value="13" calcext:value-type="float">
            <text:p>13</text:p>
          </table:table-cell>
          <table:table-cell table:formula="of:=MOD(161;[.C79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3050" calcext:value-type="float">
            <text:p>3050</text:p>
          </table:table-cell>
          <table:table-cell table:formula="of:=500/[.B80]" office:value-type="float" office:value="25" calcext:value-type="float">
            <text:p>25</text:p>
          </table:table-cell>
          <table:table-cell table:formula="of:=353/[.B80]" office:value-type="float" office:value="17.65" calcext:value-type="float">
            <text:p>17.65</text:p>
          </table:table-cell>
          <table:table-cell table:formula="of:=MOD(353;[.B80])" office:value-type="float" office:value="13" calcext:value-type="float">
            <text:p>13</text:p>
          </table:table-cell>
          <table:table-cell table:formula="of:=MOD(161;[.C80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3090" calcext:value-type="float">
            <text:p>3090</text:p>
          </table:table-cell>
          <table:table-cell table:formula="of:=500/[.B81]" office:value-type="float" office:value="26.3157894736842" calcext:value-type="float">
            <text:p>26.3157894736842</text:p>
          </table:table-cell>
          <table:table-cell table:formula="of:=353/[.B81]" office:value-type="float" office:value="18.5789473684211" calcext:value-type="float">
            <text:p>18.5789473684211</text:p>
          </table:table-cell>
          <table:table-cell table:formula="of:=MOD(353;[.B81])" office:value-type="float" office:value="11" calcext:value-type="float">
            <text:p>11</text:p>
          </table:table-cell>
          <table:table-cell table:formula="of:=MOD(161;[.C81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3130" calcext:value-type="float">
            <text:p>3130</text:p>
          </table:table-cell>
          <table:table-cell table:formula="of:=500/[.B82]" office:value-type="float" office:value="26.3157894736842" calcext:value-type="float">
            <text:p>26.3157894736842</text:p>
          </table:table-cell>
          <table:table-cell table:formula="of:=353/[.B82]" office:value-type="float" office:value="18.5789473684211" calcext:value-type="float">
            <text:p>18.5789473684211</text:p>
          </table:table-cell>
          <table:table-cell table:formula="of:=MOD(353;[.B82])" office:value-type="float" office:value="11" calcext:value-type="float">
            <text:p>11</text:p>
          </table:table-cell>
          <table:table-cell table:formula="of:=MOD(161;[.C82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float" office:value="3170" calcext:value-type="float">
            <text:p>3170</text:p>
          </table:table-cell>
          <table:table-cell table:formula="of:=500/[.B83]" office:value-type="float" office:value="26.3157894736842" calcext:value-type="float">
            <text:p>26.3157894736842</text:p>
          </table:table-cell>
          <table:table-cell table:formula="of:=353/[.B83]" office:value-type="float" office:value="18.5789473684211" calcext:value-type="float">
            <text:p>18.5789473684211</text:p>
          </table:table-cell>
          <table:table-cell table:formula="of:=MOD(353;[.B83])" office:value-type="float" office:value="11" calcext:value-type="float">
            <text:p>11</text:p>
          </table:table-cell>
          <table:table-cell table:formula="of:=MOD(161;[.C83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3210" calcext:value-type="float">
            <text:p>3210</text:p>
          </table:table-cell>
          <table:table-cell table:formula="of:=500/[.B84]" office:value-type="float" office:value="26.3157894736842" calcext:value-type="float">
            <text:p>26.3157894736842</text:p>
          </table:table-cell>
          <table:table-cell table:formula="of:=353/[.B84]" office:value-type="float" office:value="18.5789473684211" calcext:value-type="float">
            <text:p>18.5789473684211</text:p>
          </table:table-cell>
          <table:table-cell table:formula="of:=MOD(353;[.B84])" office:value-type="float" office:value="11" calcext:value-type="float">
            <text:p>11</text:p>
          </table:table-cell>
          <table:table-cell table:formula="of:=MOD(161;[.C84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3250" calcext:value-type="float">
            <text:p>3250</text:p>
          </table:table-cell>
          <table:table-cell table:formula="of:=500/[.B85]" office:value-type="float" office:value="27.7777777777778" calcext:value-type="float">
            <text:p>27.7777777777778</text:p>
          </table:table-cell>
          <table:table-cell table:formula="of:=353/[.B85]" office:value-type="float" office:value="19.6111111111111" calcext:value-type="float">
            <text:p>19.6111111111111</text:p>
          </table:table-cell>
          <table:table-cell table:formula="of:=MOD(353;[.B85])" office:value-type="float" office:value="11" calcext:value-type="float">
            <text:p>11</text:p>
          </table:table-cell>
          <table:table-cell table:formula="of:=MOD(161;[.C85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3290" calcext:value-type="float">
            <text:p>3290</text:p>
          </table:table-cell>
          <table:table-cell table:formula="of:=500/[.B86]" office:value-type="float" office:value="27.7777777777778" calcext:value-type="float">
            <text:p>27.7777777777778</text:p>
          </table:table-cell>
          <table:table-cell table:formula="of:=353/[.B86]" office:value-type="float" office:value="19.6111111111111" calcext:value-type="float">
            <text:p>19.6111111111111</text:p>
          </table:table-cell>
          <table:table-cell table:formula="of:=MOD(353;[.B86])" office:value-type="float" office:value="11" calcext:value-type="float">
            <text:p>11</text:p>
          </table:table-cell>
          <table:table-cell table:formula="of:=MOD(161;[.C86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3330" calcext:value-type="float">
            <text:p>3330</text:p>
          </table:table-cell>
          <table:table-cell table:formula="of:=500/[.B87]" office:value-type="float" office:value="27.7777777777778" calcext:value-type="float">
            <text:p>27.7777777777778</text:p>
          </table:table-cell>
          <table:table-cell table:formula="of:=353/[.B87]" office:value-type="float" office:value="19.6111111111111" calcext:value-type="float">
            <text:p>19.6111111111111</text:p>
          </table:table-cell>
          <table:table-cell table:formula="of:=MOD(353;[.B87])" office:value-type="float" office:value="11" calcext:value-type="float">
            <text:p>11</text:p>
          </table:table-cell>
          <table:table-cell table:formula="of:=MOD(161;[.C87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office:value-type="float" office:value="3370" calcext:value-type="float">
            <text:p>3370</text:p>
          </table:table-cell>
          <table:table-cell table:formula="of:=500/[.B88]" office:value-type="float" office:value="27.7777777777778" calcext:value-type="float">
            <text:p>27.7777777777778</text:p>
          </table:table-cell>
          <table:table-cell table:formula="of:=353/[.B88]" office:value-type="float" office:value="19.6111111111111" calcext:value-type="float">
            <text:p>19.6111111111111</text:p>
          </table:table-cell>
          <table:table-cell table:formula="of:=MOD(353;[.B88])" office:value-type="float" office:value="11" calcext:value-type="float">
            <text:p>11</text:p>
          </table:table-cell>
          <table:table-cell table:formula="of:=MOD(161;[.C88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3410" calcext:value-type="float">
            <text:p>3410</text:p>
          </table:table-cell>
          <table:table-cell table:formula="of:=500/[.B89]" office:value-type="float" office:value="27.7777777777778" calcext:value-type="float">
            <text:p>27.7777777777778</text:p>
          </table:table-cell>
          <table:table-cell table:formula="of:=353/[.B89]" office:value-type="float" office:value="19.6111111111111" calcext:value-type="float">
            <text:p>19.6111111111111</text:p>
          </table:table-cell>
          <table:table-cell table:formula="of:=MOD(353;[.B89])" office:value-type="float" office:value="11" calcext:value-type="float">
            <text:p>11</text:p>
          </table:table-cell>
          <table:table-cell table:formula="of:=MOD(161;[.C89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office:value-type="float" office:value="3450" calcext:value-type="float">
            <text:p>3450</text:p>
          </table:table-cell>
          <table:table-cell table:formula="of:=500/[.B90]" office:value-type="float" office:value="29.4117647058823" calcext:value-type="float">
            <text:p>29.4117647058823</text:p>
          </table:table-cell>
          <table:table-cell table:formula="of:=353/[.B90]" office:value-type="float" office:value="20.7647058823529" calcext:value-type="float">
            <text:p>20.7647058823529</text:p>
          </table:table-cell>
          <table:table-cell table:formula="of:=MOD(353;[.B90])" office:value-type="float" office:value="13" calcext:value-type="float">
            <text:p>13</text:p>
          </table:table-cell>
          <table:table-cell table:formula="of:=MOD(161;[.C90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3490" calcext:value-type="float">
            <text:p>3490</text:p>
          </table:table-cell>
          <table:table-cell table:formula="of:=500/[.B91]" office:value-type="float" office:value="29.4117647058823" calcext:value-type="float">
            <text:p>29.4117647058823</text:p>
          </table:table-cell>
          <table:table-cell table:formula="of:=353/[.B91]" office:value-type="float" office:value="20.7647058823529" calcext:value-type="float">
            <text:p>20.7647058823529</text:p>
          </table:table-cell>
          <table:table-cell table:formula="of:=MOD(353;[.B91])" office:value-type="float" office:value="13" calcext:value-type="float">
            <text:p>13</text:p>
          </table:table-cell>
          <table:table-cell table:formula="of:=MOD(161;[.C91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3530" calcext:value-type="float">
            <text:p>3530</text:p>
          </table:table-cell>
          <table:table-cell table:formula="of:=500/[.B92]" office:value-type="float" office:value="29.4117647058823" calcext:value-type="float">
            <text:p>29.4117647058823</text:p>
          </table:table-cell>
          <table:table-cell table:formula="of:=353/[.B92]" office:value-type="float" office:value="20.7647058823529" calcext:value-type="float">
            <text:p>20.7647058823529</text:p>
          </table:table-cell>
          <table:table-cell table:formula="of:=MOD(353;[.B92])" office:value-type="float" office:value="13" calcext:value-type="float">
            <text:p>13</text:p>
          </table:table-cell>
          <table:table-cell table:formula="of:=MOD(161;[.C92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3570" calcext:value-type="float">
            <text:p>3570</text:p>
          </table:table-cell>
          <table:table-cell table:formula="of:=500/[.B93]" office:value-type="float" office:value="29.4117647058823" calcext:value-type="float">
            <text:p>29.4117647058823</text:p>
          </table:table-cell>
          <table:table-cell table:formula="of:=353/[.B93]" office:value-type="float" office:value="20.7647058823529" calcext:value-type="float">
            <text:p>20.7647058823529</text:p>
          </table:table-cell>
          <table:table-cell table:formula="of:=MOD(353;[.B93])" office:value-type="float" office:value="13" calcext:value-type="float">
            <text:p>13</text:p>
          </table:table-cell>
          <table:table-cell table:formula="of:=MOD(161;[.C93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3610" calcext:value-type="float">
            <text:p>3610</text:p>
          </table:table-cell>
          <table:table-cell table:formula="of:=500/[.B94]" office:value-type="float" office:value="29.4117647058823" calcext:value-type="float">
            <text:p>29.4117647058823</text:p>
          </table:table-cell>
          <table:table-cell table:formula="of:=353/[.B94]" office:value-type="float" office:value="20.7647058823529" calcext:value-type="float">
            <text:p>20.7647058823529</text:p>
          </table:table-cell>
          <table:table-cell table:formula="of:=MOD(353;[.B94])" office:value-type="float" office:value="13" calcext:value-type="float">
            <text:p>13</text:p>
          </table:table-cell>
          <table:table-cell table:formula="of:=MOD(161;[.C94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3650" calcext:value-type="float">
            <text:p>3650</text:p>
          </table:table-cell>
          <table:table-cell table:formula="of:=500/[.B95]" office:value-type="float" office:value="31.25" calcext:value-type="float">
            <text:p>31.25</text:p>
          </table:table-cell>
          <table:table-cell table:formula="of:=353/[.B95]" office:value-type="float" office:value="22.0625" calcext:value-type="float">
            <text:p>22.0625</text:p>
          </table:table-cell>
          <table:table-cell table:formula="of:=MOD(353;[.B95])" office:value-type="float" office:value="1" calcext:value-type="float">
            <text:p>1</text:p>
          </table:table-cell>
          <table:table-cell table:formula="of:=MOD(161;[.C95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office:value-type="float" office:value="3690" calcext:value-type="float">
            <text:p>3690</text:p>
          </table:table-cell>
          <table:table-cell table:formula="of:=500/[.B96]" office:value-type="float" office:value="31.25" calcext:value-type="float">
            <text:p>31.25</text:p>
          </table:table-cell>
          <table:table-cell table:formula="of:=353/[.B96]" office:value-type="float" office:value="22.0625" calcext:value-type="float">
            <text:p>22.0625</text:p>
          </table:table-cell>
          <table:table-cell table:formula="of:=MOD(353;[.B96])" office:value-type="float" office:value="1" calcext:value-type="float">
            <text:p>1</text:p>
          </table:table-cell>
          <table:table-cell table:formula="of:=MOD(161;[.C96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office:value-type="float" office:value="3730" calcext:value-type="float">
            <text:p>3730</text:p>
          </table:table-cell>
          <table:table-cell table:formula="of:=500/[.B97]" office:value-type="float" office:value="31.25" calcext:value-type="float">
            <text:p>31.25</text:p>
          </table:table-cell>
          <table:table-cell table:formula="of:=353/[.B97]" office:value-type="float" office:value="22.0625" calcext:value-type="float">
            <text:p>22.0625</text:p>
          </table:table-cell>
          <table:table-cell table:formula="of:=MOD(353;[.B97])" office:value-type="float" office:value="1" calcext:value-type="float">
            <text:p>1</text:p>
          </table:table-cell>
          <table:table-cell table:formula="of:=MOD(161;[.C97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3770" calcext:value-type="float">
            <text:p>3770</text:p>
          </table:table-cell>
          <table:table-cell table:formula="of:=500/[.B98]" office:value-type="float" office:value="31.25" calcext:value-type="float">
            <text:p>31.25</text:p>
          </table:table-cell>
          <table:table-cell table:formula="of:=353/[.B98]" office:value-type="float" office:value="22.0625" calcext:value-type="float">
            <text:p>22.0625</text:p>
          </table:table-cell>
          <table:table-cell table:formula="of:=MOD(353;[.B98])" office:value-type="float" office:value="1" calcext:value-type="float">
            <text:p>1</text:p>
          </table:table-cell>
          <table:table-cell table:formula="of:=MOD(161;[.C98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 office:value-type="float" office:value="3800" calcext:value-type="float">
            <text:p>3800</text:p>
          </table:table-cell>
          <table:table-cell table:formula="of:=500/[.B99]" office:value-type="float" office:value="31.25" calcext:value-type="float">
            <text:p>31.25</text:p>
          </table:table-cell>
          <table:table-cell table:formula="of:=353/[.B99]" office:value-type="float" office:value="22.0625" calcext:value-type="float">
            <text:p>22.0625</text:p>
          </table:table-cell>
          <table:table-cell table:formula="of:=MOD(353;[.B99])" office:value-type="float" office:value="1" calcext:value-type="float">
            <text:p>1</text:p>
          </table:table-cell>
          <table:table-cell table:formula="of:=MOD(161;[.C99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3840" calcext:value-type="float">
            <text:p>3840</text:p>
          </table:table-cell>
          <table:table-cell table:formula="of:=500/[.B100]" office:value-type="float" office:value="31.25" calcext:value-type="float">
            <text:p>31.25</text:p>
          </table:table-cell>
          <table:table-cell table:formula="of:=353/[.B100]" office:value-type="float" office:value="22.0625" calcext:value-type="float">
            <text:p>22.0625</text:p>
          </table:table-cell>
          <table:table-cell table:formula="of:=MOD(353;[.B100])" office:value-type="float" office:value="1" calcext:value-type="float">
            <text:p>1</text:p>
          </table:table-cell>
          <table:table-cell table:formula="of:=MOD(161;[.C100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float" office:value="3880" calcext:value-type="float">
            <text:p>3880</text:p>
          </table:table-cell>
          <table:table-cell table:formula="of:=500/[.B101]" office:value-type="float" office:value="33.3333333333333" calcext:value-type="float">
            <text:p>33.3333333333333</text:p>
          </table:table-cell>
          <table:table-cell table:formula="of:=353/[.B101]" office:value-type="float" office:value="23.5333333333333" calcext:value-type="float">
            <text:p>23.5333333333333</text:p>
          </table:table-cell>
          <table:table-cell table:formula="of:=MOD(353;[.B101])" office:value-type="float" office:value="8" calcext:value-type="float">
            <text:p>8</text:p>
          </table:table-cell>
          <table:table-cell table:formula="of:=MOD(161;[.C101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3920" calcext:value-type="float">
            <text:p>3920</text:p>
          </table:table-cell>
          <table:table-cell table:formula="of:=500/[.B102]" office:value-type="float" office:value="33.3333333333333" calcext:value-type="float">
            <text:p>33.3333333333333</text:p>
          </table:table-cell>
          <table:table-cell table:formula="of:=353/[.B102]" office:value-type="float" office:value="23.5333333333333" calcext:value-type="float">
            <text:p>23.5333333333333</text:p>
          </table:table-cell>
          <table:table-cell table:formula="of:=MOD(353;[.B102])" office:value-type="float" office:value="8" calcext:value-type="float">
            <text:p>8</text:p>
          </table:table-cell>
          <table:table-cell table:formula="of:=MOD(161;[.C102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5" calcext:value-type="float">
            <text:p>15</text:p>
          </table:table-cell>
          <table:table-cell office:value-type="float" office:value="3960" calcext:value-type="float">
            <text:p>3960</text:p>
          </table:table-cell>
          <table:table-cell table:formula="of:=500/[.B103]" office:value-type="float" office:value="33.3333333333333" calcext:value-type="float">
            <text:p>33.3333333333333</text:p>
          </table:table-cell>
          <table:table-cell table:formula="of:=353/[.B103]" office:value-type="float" office:value="23.5333333333333" calcext:value-type="float">
            <text:p>23.5333333333333</text:p>
          </table:table-cell>
          <table:table-cell table:formula="of:=MOD(353;[.B103])" office:value-type="float" office:value="8" calcext:value-type="float">
            <text:p>8</text:p>
          </table:table-cell>
          <table:table-cell table:formula="of:=MOD(161;[.C103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4000" calcext:value-type="float">
            <text:p>4000</text:p>
          </table:table-cell>
          <table:table-cell table:formula="of:=500/[.B104]" office:value-type="float" office:value="33.3333333333333" calcext:value-type="float">
            <text:p>33.3333333333333</text:p>
          </table:table-cell>
          <table:table-cell table:formula="of:=353/[.B104]" office:value-type="float" office:value="23.5333333333333" calcext:value-type="float">
            <text:p>23.5333333333333</text:p>
          </table:table-cell>
          <table:table-cell table:formula="of:=MOD(353;[.B104])" office:value-type="float" office:value="8" calcext:value-type="float">
            <text:p>8</text:p>
          </table:table-cell>
          <table:table-cell table:formula="of:=MOD(161;[.C104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5" calcext:value-type="float">
            <text:p>15</text:p>
          </table:table-cell>
          <table:table-cell office:value-type="float" office:value="4040" calcext:value-type="float">
            <text:p>4040</text:p>
          </table:table-cell>
          <table:table-cell table:formula="of:=500/[.B105]" office:value-type="float" office:value="33.3333333333333" calcext:value-type="float">
            <text:p>33.3333333333333</text:p>
          </table:table-cell>
          <table:table-cell table:formula="of:=353/[.B105]" office:value-type="float" office:value="23.5333333333333" calcext:value-type="float">
            <text:p>23.5333333333333</text:p>
          </table:table-cell>
          <table:table-cell table:formula="of:=MOD(353;[.B105])" office:value-type="float" office:value="8" calcext:value-type="float">
            <text:p>8</text:p>
          </table:table-cell>
          <table:table-cell table:formula="of:=MOD(161;[.C105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  <table:table-cell office:value-type="float" office:value="4080" calcext:value-type="float">
            <text:p>4080</text:p>
          </table:table-cell>
          <table:table-cell table:formula="of:=500/[.B106]" office:value-type="float" office:value="33.3333333333333" calcext:value-type="float">
            <text:p>33.3333333333333</text:p>
          </table:table-cell>
          <table:table-cell table:formula="of:=353/[.B106]" office:value-type="float" office:value="23.5333333333333" calcext:value-type="float">
            <text:p>23.5333333333333</text:p>
          </table:table-cell>
          <table:table-cell table:formula="of:=MOD(353;[.B106])" office:value-type="float" office:value="8" calcext:value-type="float">
            <text:p>8</text:p>
          </table:table-cell>
          <table:table-cell table:formula="of:=MOD(161;[.C106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4120" calcext:value-type="float">
            <text:p>4120</text:p>
          </table:table-cell>
          <table:table-cell table:formula="of:=500/[.B107]" office:value-type="float" office:value="33.3333333333333" calcext:value-type="float">
            <text:p>33.3333333333333</text:p>
          </table:table-cell>
          <table:table-cell table:formula="of:=353/[.B107]" office:value-type="float" office:value="23.5333333333333" calcext:value-type="float">
            <text:p>23.5333333333333</text:p>
          </table:table-cell>
          <table:table-cell table:formula="of:=MOD(353;[.B107])" office:value-type="float" office:value="8" calcext:value-type="float">
            <text:p>8</text:p>
          </table:table-cell>
          <table:table-cell table:formula="of:=MOD(161;[.C107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office:value-type="float" office:value="4160" calcext:value-type="float">
            <text:p>4160</text:p>
          </table:table-cell>
          <table:table-cell table:formula="of:=500/[.B108]" office:value-type="float" office:value="35.7142857142857" calcext:value-type="float">
            <text:p>35.7142857142857</text:p>
          </table:table-cell>
          <table:table-cell table:formula="of:=353/[.B108]" office:value-type="float" office:value="25.2142857142857" calcext:value-type="float">
            <text:p>25.2142857142857</text:p>
          </table:table-cell>
          <table:table-cell table:formula="of:=MOD(353;[.B108])" office:value-type="float" office:value="3" calcext:value-type="float">
            <text:p>3</text:p>
          </table:table-cell>
          <table:table-cell table:formula="of:=MOD(161;[.C108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" calcext:value-type="float">
            <text:p>14</text:p>
          </table:table-cell>
          <table:table-cell office:value-type="float" office:value="4200" calcext:value-type="float">
            <text:p>4200</text:p>
          </table:table-cell>
          <table:table-cell table:formula="of:=500/[.B109]" office:value-type="float" office:value="35.7142857142857" calcext:value-type="float">
            <text:p>35.7142857142857</text:p>
          </table:table-cell>
          <table:table-cell table:formula="of:=353/[.B109]" office:value-type="float" office:value="25.2142857142857" calcext:value-type="float">
            <text:p>25.2142857142857</text:p>
          </table:table-cell>
          <table:table-cell table:formula="of:=MOD(353;[.B109])" office:value-type="float" office:value="3" calcext:value-type="float">
            <text:p>3</text:p>
          </table:table-cell>
          <table:table-cell table:formula="of:=MOD(161;[.C109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office:value-type="float" office:value="4240" calcext:value-type="float">
            <text:p>4240</text:p>
          </table:table-cell>
          <table:table-cell table:formula="of:=500/[.B110]" office:value-type="float" office:value="35.7142857142857" calcext:value-type="float">
            <text:p>35.7142857142857</text:p>
          </table:table-cell>
          <table:table-cell table:formula="of:=353/[.B110]" office:value-type="float" office:value="25.2142857142857" calcext:value-type="float">
            <text:p>25.2142857142857</text:p>
          </table:table-cell>
          <table:table-cell table:formula="of:=MOD(353;[.B110])" office:value-type="float" office:value="3" calcext:value-type="float">
            <text:p>3</text:p>
          </table:table-cell>
          <table:table-cell table:formula="of:=MOD(161;[.C110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office:value-type="float" office:value="4280" calcext:value-type="float">
            <text:p>4280</text:p>
          </table:table-cell>
          <table:table-cell table:formula="of:=500/[.B111]" office:value-type="float" office:value="35.7142857142857" calcext:value-type="float">
            <text:p>35.7142857142857</text:p>
          </table:table-cell>
          <table:table-cell table:formula="of:=353/[.B111]" office:value-type="float" office:value="25.2142857142857" calcext:value-type="float">
            <text:p>25.2142857142857</text:p>
          </table:table-cell>
          <table:table-cell table:formula="of:=MOD(353;[.B111])" office:value-type="float" office:value="3" calcext:value-type="float">
            <text:p>3</text:p>
          </table:table-cell>
          <table:table-cell table:formula="of:=MOD(161;[.C111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  <table:table-cell office:value-type="float" office:value="4320" calcext:value-type="float">
            <text:p>4320</text:p>
          </table:table-cell>
          <table:table-cell table:formula="of:=500/[.B112]" office:value-type="float" office:value="35.7142857142857" calcext:value-type="float">
            <text:p>35.7142857142857</text:p>
          </table:table-cell>
          <table:table-cell table:formula="of:=353/[.B112]" office:value-type="float" office:value="25.2142857142857" calcext:value-type="float">
            <text:p>25.2142857142857</text:p>
          </table:table-cell>
          <table:table-cell table:formula="of:=MOD(353;[.B112])" office:value-type="float" office:value="3" calcext:value-type="float">
            <text:p>3</text:p>
          </table:table-cell>
          <table:table-cell table:formula="of:=MOD(161;[.C112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" calcext:value-type="float">
            <text:p>14</text:p>
          </table:table-cell>
          <table:table-cell office:value-type="float" office:value="4360" calcext:value-type="float">
            <text:p>4360</text:p>
          </table:table-cell>
          <table:table-cell table:formula="of:=500/[.B113]" office:value-type="float" office:value="35.7142857142857" calcext:value-type="float">
            <text:p>35.7142857142857</text:p>
          </table:table-cell>
          <table:table-cell table:formula="of:=353/[.B113]" office:value-type="float" office:value="25.2142857142857" calcext:value-type="float">
            <text:p>25.2142857142857</text:p>
          </table:table-cell>
          <table:table-cell table:formula="of:=MOD(353;[.B113])" office:value-type="float" office:value="3" calcext:value-type="float">
            <text:p>3</text:p>
          </table:table-cell>
          <table:table-cell table:formula="of:=MOD(161;[.C113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office:value-type="float" office:value="4400" calcext:value-type="float">
            <text:p>4400</text:p>
          </table:table-cell>
          <table:table-cell table:formula="of:=500/[.B114]" office:value-type="float" office:value="35.7142857142857" calcext:value-type="float">
            <text:p>35.7142857142857</text:p>
          </table:table-cell>
          <table:table-cell table:formula="of:=353/[.B114]" office:value-type="float" office:value="25.2142857142857" calcext:value-type="float">
            <text:p>25.2142857142857</text:p>
          </table:table-cell>
          <table:table-cell table:formula="of:=MOD(353;[.B114])" office:value-type="float" office:value="3" calcext:value-type="float">
            <text:p>3</text:p>
          </table:table-cell>
          <table:table-cell table:formula="of:=MOD(161;[.C114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office:value-type="float" office:value="4440" calcext:value-type="float">
            <text:p>4440</text:p>
          </table:table-cell>
          <table:table-cell table:formula="of:=500/[.B115]" office:value-type="float" office:value="35.7142857142857" calcext:value-type="float">
            <text:p>35.7142857142857</text:p>
          </table:table-cell>
          <table:table-cell table:formula="of:=353/[.B115]" office:value-type="float" office:value="25.2142857142857" calcext:value-type="float">
            <text:p>25.2142857142857</text:p>
          </table:table-cell>
          <table:table-cell table:formula="of:=MOD(353;[.B115])" office:value-type="float" office:value="3" calcext:value-type="float">
            <text:p>3</text:p>
          </table:table-cell>
          <table:table-cell table:formula="of:=MOD(161;[.C115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  <table:table-cell office:value-type="float" office:value="4480" calcext:value-type="float">
            <text:p>4480</text:p>
          </table:table-cell>
          <table:table-cell table:formula="of:=500/[.B116]" office:value-type="float" office:value="38.4615384615385" calcext:value-type="float">
            <text:p>38.4615384615385</text:p>
          </table:table-cell>
          <table:table-cell table:formula="of:=353/[.B116]" office:value-type="float" office:value="27.1538461538462" calcext:value-type="float">
            <text:p>27.1538461538462</text:p>
          </table:table-cell>
          <table:table-cell table:formula="of:=MOD(353;[.B116])" office:value-type="float" office:value="2" calcext:value-type="float">
            <text:p>2</text:p>
          </table:table-cell>
          <table:table-cell table:formula="of:=MOD(161;[.C116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float" office:value="4520" calcext:value-type="float">
            <text:p>4520</text:p>
          </table:table-cell>
          <table:table-cell table:formula="of:=500/[.B117]" office:value-type="float" office:value="38.4615384615385" calcext:value-type="float">
            <text:p>38.4615384615385</text:p>
          </table:table-cell>
          <table:table-cell table:formula="of:=353/[.B117]" office:value-type="float" office:value="27.1538461538462" calcext:value-type="float">
            <text:p>27.1538461538462</text:p>
          </table:table-cell>
          <table:table-cell table:formula="of:=MOD(353;[.B117])" office:value-type="float" office:value="2" calcext:value-type="float">
            <text:p>2</text:p>
          </table:table-cell>
          <table:table-cell table:formula="of:=MOD(161;[.C117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4560" calcext:value-type="float">
            <text:p>4560</text:p>
          </table:table-cell>
          <table:table-cell table:formula="of:=500/[.B118]" office:value-type="float" office:value="38.4615384615385" calcext:value-type="float">
            <text:p>38.4615384615385</text:p>
          </table:table-cell>
          <table:table-cell table:formula="of:=353/[.B118]" office:value-type="float" office:value="27.1538461538462" calcext:value-type="float">
            <text:p>27.1538461538462</text:p>
          </table:table-cell>
          <table:table-cell table:formula="of:=MOD(353;[.B118])" office:value-type="float" office:value="2" calcext:value-type="float">
            <text:p>2</text:p>
          </table:table-cell>
          <table:table-cell table:formula="of:=MOD(161;[.C118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office:value-type="float" office:value="4600" calcext:value-type="float">
            <text:p>4600</text:p>
          </table:table-cell>
          <table:table-cell table:formula="of:=500/[.B119]" office:value-type="float" office:value="38.4615384615385" calcext:value-type="float">
            <text:p>38.4615384615385</text:p>
          </table:table-cell>
          <table:table-cell table:formula="of:=353/[.B119]" office:value-type="float" office:value="27.1538461538462" calcext:value-type="float">
            <text:p>27.1538461538462</text:p>
          </table:table-cell>
          <table:table-cell table:formula="of:=MOD(353;[.B119])" office:value-type="float" office:value="2" calcext:value-type="float">
            <text:p>2</text:p>
          </table:table-cell>
          <table:table-cell table:formula="of:=MOD(161;[.C119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 office:value-type="float" office:value="4640" calcext:value-type="float">
            <text:p>4640</text:p>
          </table:table-cell>
          <table:table-cell table:formula="of:=500/[.B120]" office:value-type="float" office:value="38.4615384615385" calcext:value-type="float">
            <text:p>38.4615384615385</text:p>
          </table:table-cell>
          <table:table-cell table:formula="of:=353/[.B120]" office:value-type="float" office:value="27.1538461538462" calcext:value-type="float">
            <text:p>27.1538461538462</text:p>
          </table:table-cell>
          <table:table-cell table:formula="of:=MOD(353;[.B120])" office:value-type="float" office:value="2" calcext:value-type="float">
            <text:p>2</text:p>
          </table:table-cell>
          <table:table-cell table:formula="of:=MOD(161;[.C120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" calcext:value-type="float">
            <text:p>13</text:p>
          </table:table-cell>
          <table:table-cell office:value-type="float" office:value="4680" calcext:value-type="float">
            <text:p>4680</text:p>
          </table:table-cell>
          <table:table-cell table:formula="of:=500/[.B121]" office:value-type="float" office:value="38.4615384615385" calcext:value-type="float">
            <text:p>38.4615384615385</text:p>
          </table:table-cell>
          <table:table-cell table:formula="of:=353/[.B121]" office:value-type="float" office:value="27.1538461538462" calcext:value-type="float">
            <text:p>27.1538461538462</text:p>
          </table:table-cell>
          <table:table-cell table:formula="of:=MOD(353;[.B121])" office:value-type="float" office:value="2" calcext:value-type="float">
            <text:p>2</text:p>
          </table:table-cell>
          <table:table-cell table:formula="of:=MOD(161;[.C121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4720" calcext:value-type="float">
            <text:p>4720</text:p>
          </table:table-cell>
          <table:table-cell table:formula="of:=500/[.B122]" office:value-type="float" office:value="38.4615384615385" calcext:value-type="float">
            <text:p>38.4615384615385</text:p>
          </table:table-cell>
          <table:table-cell table:formula="of:=353/[.B122]" office:value-type="float" office:value="27.1538461538462" calcext:value-type="float">
            <text:p>27.1538461538462</text:p>
          </table:table-cell>
          <table:table-cell table:formula="of:=MOD(353;[.B122])" office:value-type="float" office:value="2" calcext:value-type="float">
            <text:p>2</text:p>
          </table:table-cell>
          <table:table-cell table:formula="of:=MOD(161;[.C122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office:value-type="float" office:value="4760" calcext:value-type="float">
            <text:p>4760</text:p>
          </table:table-cell>
          <table:table-cell table:formula="of:=500/[.B123]" office:value-type="float" office:value="38.4615384615385" calcext:value-type="float">
            <text:p>38.4615384615385</text:p>
          </table:table-cell>
          <table:table-cell table:formula="of:=353/[.B123]" office:value-type="float" office:value="27.1538461538462" calcext:value-type="float">
            <text:p>27.1538461538462</text:p>
          </table:table-cell>
          <table:table-cell table:formula="of:=MOD(353;[.B123])" office:value-type="float" office:value="2" calcext:value-type="float">
            <text:p>2</text:p>
          </table:table-cell>
          <table:table-cell table:formula="of:=MOD(161;[.C123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" calcext:value-type="float">
            <text:p>12</text:p>
          </table:table-cell>
          <table:table-cell office:value-type="float" office:value="4800" calcext:value-type="float">
            <text:p>4800</text:p>
          </table:table-cell>
          <table:table-cell table:formula="of:=500/[.B124]" office:value-type="float" office:value="41.6666666666667" calcext:value-type="float">
            <text:p>41.6666666666667</text:p>
          </table:table-cell>
          <table:table-cell table:formula="of:=353/[.B124]" office:value-type="float" office:value="29.4166666666667" calcext:value-type="float">
            <text:p>29.4166666666667</text:p>
          </table:table-cell>
          <table:table-cell table:formula="of:=MOD(353;[.B124])" office:value-type="float" office:value="5" calcext:value-type="float">
            <text:p>5</text:p>
          </table:table-cell>
          <table:table-cell table:formula="of:=MOD(161;[.C124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" calcext:value-type="float">
            <text:p>12</text:p>
          </table:table-cell>
          <table:table-cell office:value-type="float" office:value="4840" calcext:value-type="float">
            <text:p>4840</text:p>
          </table:table-cell>
          <table:table-cell table:formula="of:=500/[.B125]" office:value-type="float" office:value="41.6666666666667" calcext:value-type="float">
            <text:p>41.6666666666667</text:p>
          </table:table-cell>
          <table:table-cell table:formula="of:=353/[.B125]" office:value-type="float" office:value="29.4166666666667" calcext:value-type="float">
            <text:p>29.4166666666667</text:p>
          </table:table-cell>
          <table:table-cell table:formula="of:=MOD(353;[.B125])" office:value-type="float" office:value="5" calcext:value-type="float">
            <text:p>5</text:p>
          </table:table-cell>
          <table:table-cell table:formula="of:=MOD(161;[.C125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" calcext:value-type="float">
            <text:p>12</text:p>
          </table:table-cell>
          <table:table-cell office:value-type="float" office:value="4880" calcext:value-type="float">
            <text:p>4880</text:p>
          </table:table-cell>
          <table:table-cell table:formula="of:=500/[.B126]" office:value-type="float" office:value="41.6666666666667" calcext:value-type="float">
            <text:p>41.6666666666667</text:p>
          </table:table-cell>
          <table:table-cell table:formula="of:=353/[.B126]" office:value-type="float" office:value="29.4166666666667" calcext:value-type="float">
            <text:p>29.4166666666667</text:p>
          </table:table-cell>
          <table:table-cell table:formula="of:=MOD(353;[.B126])" office:value-type="float" office:value="5" calcext:value-type="float">
            <text:p>5</text:p>
          </table:table-cell>
          <table:table-cell table:formula="of:=MOD(161;[.C126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4920" calcext:value-type="float">
            <text:p>4920</text:p>
          </table:table-cell>
          <table:table-cell table:formula="of:=500/[.B127]" office:value-type="float" office:value="41.6666666666667" calcext:value-type="float">
            <text:p>41.6666666666667</text:p>
          </table:table-cell>
          <table:table-cell table:formula="of:=353/[.B127]" office:value-type="float" office:value="29.4166666666667" calcext:value-type="float">
            <text:p>29.4166666666667</text:p>
          </table:table-cell>
          <table:table-cell table:formula="of:=MOD(353;[.B127])" office:value-type="float" office:value="5" calcext:value-type="float">
            <text:p>5</text:p>
          </table:table-cell>
          <table:table-cell table:formula="of:=MOD(161;[.C127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" calcext:value-type="float">
            <text:p>12</text:p>
          </table:table-cell>
          <table:table-cell office:value-type="float" office:value="4960" calcext:value-type="float">
            <text:p>4960</text:p>
          </table:table-cell>
          <table:table-cell table:formula="of:=500/[.B128]" office:value-type="float" office:value="41.6666666666667" calcext:value-type="float">
            <text:p>41.6666666666667</text:p>
          </table:table-cell>
          <table:table-cell table:formula="of:=353/[.B128]" office:value-type="float" office:value="29.4166666666667" calcext:value-type="float">
            <text:p>29.4166666666667</text:p>
          </table:table-cell>
          <table:table-cell table:formula="of:=MOD(353;[.B128])" office:value-type="float" office:value="5" calcext:value-type="float">
            <text:p>5</text:p>
          </table:table-cell>
          <table:table-cell table:formula="of:=MOD(161;[.C128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" calcext:value-type="float">
            <text:p>12</text:p>
          </table:table-cell>
          <table:table-cell office:value-type="float" office:value="5000" calcext:value-type="float">
            <text:p>5000</text:p>
          </table:table-cell>
          <table:table-cell table:formula="of:=500/[.B129]" office:value-type="float" office:value="41.6666666666667" calcext:value-type="float">
            <text:p>41.6666666666667</text:p>
          </table:table-cell>
          <table:table-cell table:formula="of:=353/[.B129]" office:value-type="float" office:value="29.4166666666667" calcext:value-type="float">
            <text:p>29.4166666666667</text:p>
          </table:table-cell>
          <table:table-cell table:formula="of:=MOD(353;[.B129])" office:value-type="float" office:value="5" calcext:value-type="float">
            <text:p>5</text:p>
          </table:table-cell>
          <table:table-cell table:formula="of:=MOD(161;[.C129])" office:value-type="float" office:value="161" calcext:value-type="float">
            <text:p>1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3T20:46:50.886445755</meta:creation-date>
    <dc:date>2022-01-15T19:20:03.078250805</dc:date>
    <meta:editing-duration>PT9H30M25S</meta:editing-duration>
    <meta:editing-cycles>7</meta:editing-cycles>
    <meta:generator>LibreOffice/6.4.7.2$Linux_X86_64 LibreOffice_project/40$Build-2</meta:generator>
    <meta:document-statistic meta:table-count="1" meta:cell-count="903" meta:object-count="0"/>
  </office:meta>
</office:document-meta>
</file>